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Arial3" svg:font-family="Arial" style:font-family-generic="swiss"/>
    <style:font-face style:name="Arial2" svg:font-family="Arial" style:font-adornments="Negreta" style:font-family-generic="swiss"/>
    <style:font-face style:name="CIJKMC+Arial,Bold" svg:font-family="'CIJKMC+Arial,Bol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text-align="center" style:justify-single-word="false" fo:break-before="page"/>
      <style:text-properties fo:font-size="24pt" style:font-size-asian="24pt" style:font-size-complex="24pt"/>
    </style:style>
    <style:style style:name="P4" style:family="paragraph" style:parent-style-name="Text_20_body">
      <style:paragraph-properties fo:text-align="start" style:justify-single-word="false" fo:break-before="page"/>
    </style:style>
    <style:style style:name="P5" style:family="paragraph" style:parent-style-name="Heading">
      <style:paragraph-properties fo:text-align="center" style:justify-single-word="false" fo:break-before="page"/>
      <style:text-properties style:font-name="Arial"/>
    </style:style>
    <style:style style:name="P6" style:family="paragraph" style:parent-style-name="Text_20_body">
      <style:paragraph-properties fo:margin-top="0.3cm" fo:margin-bottom="0.3cm" fo:text-align="start" style:justify-single-word="false"/>
      <style:text-properties fo:font-size="24pt" style:font-size-asian="24pt" style:font-size-complex="24pt"/>
    </style:style>
    <style:style style:name="P7" style:family="paragraph" style:parent-style-name="Contents_20_Heading">
      <style:paragraph-properties fo:text-align="center" style:justify-single-word="false"/>
      <style:text-properties fo:font-size="32pt" style:font-size-asian="32pt" style:font-size-complex="32pt"/>
    </style:style>
    <style:style style:name="P8" style:family="paragraph" style:parent-style-name="Heading_20_2">
      <style:paragraph-properties fo:text-align="start" style:justify-single-word="false"/>
      <style:text-properties style:font-name="Arial"/>
    </style:style>
    <style:style style:name="P9" style:family="paragraph" style:parent-style-name="Heading_20_2">
      <style:paragraph-properties fo:margin-top="0.423cm" fo:margin-bottom="0.212cm" fo:text-align="start" style:justify-single-word="false" fo:keep-with-next="always"/>
    </style:style>
    <style:style style:name="P10" style:family="paragraph" style:parent-style-name="Heading_20_2">
      <style:paragraph-properties fo:margin-top="0.423cm" fo:margin-bottom="0.212cm" fo:text-align="start" style:justify-single-word="false" fo:keep-with-next="always"/>
      <style:text-properties style:font-name="Arial" fo:font-size="12pt" style:font-size-asian="12pt" style:font-size-complex="12pt"/>
    </style:style>
    <style:style style:name="P1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Text">
      <style:text-properties style:font-name="Arial" fo:font-size="12pt" style:font-size-asian="12pt" style:font-size-complex="12pt"/>
    </style:style>
    <style:style style:name="P14" style:family="paragraph" style:parent-style-name="Text" style:list-style-name="L4">
      <style:text-properties style:font-name="Arial" fo:font-size="12pt" style:font-size-asian="12pt" style:font-size-complex="12pt"/>
    </style:style>
    <style:style style:name="P15" style:family="paragraph" style:parent-style-name="Text" style:list-style-name="L5">
      <style:paragraph-properties fo:text-align="start" style:justify-single-word="false"/>
      <style:text-properties style:font-name="Arial" fo:font-size="12pt" style:font-size-asian="12pt" style:font-size-complex="12pt"/>
    </style:style>
    <style:style style:name="P16" style:family="paragraph" style:parent-style-name="Text" style:list-style-name="L6">
      <style:text-properties style:font-name="Arial" fo:font-size="12pt" style:font-size-asian="12pt" style:font-size-complex="12pt"/>
    </style:style>
    <style:style style:name="P17" style:family="paragraph" style:parent-style-name="Text">
      <style:text-properties style:font-name="Arial" fo:font-size="12pt" style:text-underline-style="solid" style:text-underline-width="auto" style:text-underline-color="font-color" style:font-size-asian="12pt" style:font-size-complex="12pt"/>
    </style:style>
    <style:style style:name="P18" style:family="paragraph" style:parent-style-name="Text" style:list-style-name="L6"/>
    <style:style style:name="P19" style:family="paragraph" style:parent-style-name="Contents_20_Heading">
      <style:paragraph-properties fo:text-align="center" style:justify-single-word="false"/>
      <style:text-properties fo:font-size="32pt" style:text-underline-style="none" style:font-size-asian="32pt" style:font-size-complex="32pt"/>
    </style:style>
    <style:style style:name="P20" style:family="paragraph" style:parent-style-name="Heading_20_1">
      <style:paragraph-properties fo:break-before="page"/>
      <style:text-properties style:font-name="Arial"/>
    </style:style>
    <style:style style:name="T1" style:family="text">
      <style:text-properties style:text-underline-style="none"/>
    </style:style>
    <style:style style:name="T2" style:family="text">
      <style:text-properties style:font-name="Arial" style:font-name-asian="DejaVu Sans" style:font-name-complex="Lohit Hindi"/>
    </style:style>
    <style:style style:name="T3" style:family="text">
      <style:text-properties style:font-name="Arial1" fo:font-size="12pt" fo:background-color="#ffffff" style:font-name-asian="CIJKMC+Arial,Bold" style:font-size-asian="12pt" style:font-name-complex="CIJKMC+Arial,Bold" style:font-size-complex="12pt"/>
    </style:style>
    <style:style style:name="T4" style:family="text">
      <style:text-properties style:font-name="Arial1" fo:font-size="11pt" fo:background-color="#ffffff" style:font-name-asian="CIJKMC+Arial,Bold" style:font-size-asian="11pt" style:font-name-complex="CIJKMC+Arial,Bold" style:font-size-complex="11pt"/>
    </style:style>
    <style:style style:name="T5" style:family="text">
      <style:text-properties style:use-window-font-color="true" style:font-name="Arial" fo:font-size="12pt" style:text-underline-style="none" style:font-name-asian="Arial3" style:font-size-asian="12pt" style:font-name-complex="Arial3" style:font-size-complex="12pt"/>
    </style:style>
    <style:style style:name="T6" style:family="text">
      <style:text-properties style:font-name-asian="DejaVu Sans" style:font-name-complex="Lohit Hindi"/>
    </style:style>
    <style:style style:name="T7" style:family="text">
      <style:text-properties fo:language="en" fo:country="AU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"/>
      <text:p text:style-name="P1"/>
      <text:p text:style-name="P1"/>
      <text:p text:style-name="P19">MÉTODOS ÁGILES</text:p>
      <text:p text:style-name="P7">KANBAN</text:p>
      <text:p text:style-name="P1"/>
      <text:p text:style-name="P1"/>
      <text:p text:style-name="P1"/>
      <text:p text:style-name="P1"/>
      <text:p text:style-name="P1"/>
      <text:p text:style-name="P1"/>
      <text:p text:style-name="P6">Facultad:<text:tab/>UNQ</text:p>
      <text:p text:style-name="P6">Carrera:<text:tab/>TPI</text:p>
      <text:p text:style-name="P6">Profesor:<text:tab/>Paez, Nicolás</text:p>
      <text:p text:style-name="P6">Alumnos:<text:tab/>Marchionne, Cristian<text:line-break/><text:tab/><text:tab/></text:p>
      <text:p text:style-name="P2"/>
      <text:p text:style-name="P4"/>
      <text:table-of-content text:style-name="Sect1" text:protected="true" text:name="Índice de contenido1">
        <text:table-of-content-source text:outline-level="10">
          <text:index-title-template text:style-name="Contents_20_Heading">KANBAN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Índice de contenido1_Head">
            <text:p text:style-name="Contents_20_Heading">KANBAN</text:p>
          </text:index-title>
          <text:p text:style-name="P11">INTRODUCCION<text:tab/>3</text:p>
          <text:p text:style-name="P11">REGLAS<text:tab/>3</text:p>
          <text:p text:style-name="P11">CONCLUSIONES<text:tab/>3</text:p>
          <text:p text:style-name="P12">BIBLIOGRAFÍA<text:tab/>4</text:p>
        </text:index-body>
      </text:table-of-content>
      <text:p text:style-name="Text_20_body"/>
      <text:p text:style-name="P5">KANBAN</text:p>
      <text:h text:style-name="P8" text:outline-level="2">INTRODUCCION</text:h>
      <text:p text:style-name="P13">KANBAN es una técnica ágil para la fabricación de productos de cualquier tipo. Significa "Tarjetas Visuales". Controla las etapas para la fabricación de productos en cantidad y tiempo.</text:p>
      <text:p text:style-name="P13">En este texto vamos a hacer referencia a la técnica aplicada al desarrollo de software.</text:p>
      <text:p text:style-name="P13">Kanban no define si el proceso esta dividido en iteraciones o no.</text:p>
      <text:p text:style-name="P13">Scrum define los siguientes pasos</text:p>
      <text:list xml:id="list1191374161" text:style-name="L4">
        <text:list-item>
          <text:p text:style-name="P14"><text:span text:style-name="T7">On</text:span><text:span text:style-name="T7"> </text:span><text:span text:style-name="T7">Deck</text:span><text:tab/>(en espera)</text:p>
        </text:list-item>
        <text:list-item>
          <text:p text:style-name="P14"><text:span text:style-name="T7">In-Progress</text:span><text:tab/>(en desarrollo)</text:p>
        </text:list-item>
        <text:list-item>
          <text:p text:style-name="P14">Done<text:tab/><text:tab/>(finalizado)</text:p>
        </text:list-item>
      </text:list>
      <text:p text:style-name="P13">En Kanban la etapa de desarrollo sugiere dividirlas en más etapas para poder ver el flujo entre ellas. Por ejemplo: <text:span text:style-name="T7">Specify</text:span>(especificación), <text:span text:style-name="T7">Execute</text:span>(ejecución), <text:span text:style-name="T7">Review</text:span>(revisión).</text:p>
      <text:p text:style-name="P13">Este sistema permite poder coordinar varias tareas al mismo tiempo enfocándonos un poco en cada una.</text:p>
      <text:p text:style-name="P13">Scrum especifica las tareas que se deben realizar pero no como interactuar entre ellas.</text:p>
      <text:p text:style-name="P13">Kanban coloca un número que limita las tareas que puede estar en cada etapa para trabajar de forma más eficiente.</text:p>
      <text:p text:style-name="P13">Scrum especifica un grupo de tareas a realizar en cada sprint (las cuales si no están terminadas al 100% están en progreso) mientras que Kanban nos da un flujo continuo de tareas terminadas.</text:p>
      <text:p text:style-name="P13">Se deben poder encontrar el menor numero kanban para cada etapa y así lograr maximizar la producción con la demanda.</text:p>
      <text:p text:style-name="P17">WIP = <text:span text:style-name="T7">Work</text:span> <text:span text:style-name="T7">In</text:span> <text:span text:style-name="T7">Progress</text:span></text:p>
      <text:h text:style-name="P9" text:outline-level="2"><text:span text:style-name="T2">REGLAS</text:span></text:h>
      <text:list xml:id="list1842646097" text:style-name="L5">
        <text:list-item>
          <text:p text:style-name="P15">El proceso posterior recogerá del anterior los productos necesarios en las cantidades precisas del lugar y momento oportuno.</text:p>
        </text:list-item>
        <text:list-item>
          <text:p text:style-name="P15">El proceso precedente deberá fabricar sus productos en las cantidades recogidas por el proceso siguiente.</text:p>
        </text:list-item>
        <text:list-item>
          <text:p text:style-name="P15">Los productos defectuosos nunca deben pasar al proceso siguiente.</text:p>
        </text:list-item>
        <text:list-item>
          <text:p text:style-name="P15">El número de Kanban debe minimizarse.</text:p>
        </text:list-item>
        <text:list-item>
          <text:p text:style-name="P15">El Kanban habrá de utilizarse para lograr la adaptación a pequeñas fluctuaciones de la demanda.</text:p>
        </text:list-item>
        <text:list-item>
          <text:p text:style-name="P15">Balancear la producción.</text:p>
          <text:p text:style-name="P15"></text:p>
        </text:list-item>
      </text:list>
      <text:h text:style-name="P10" text:outline-level="2"><text:span text:style-name="T6">CONCLUSIONES</text:span></text:h>
      <text:p text:style-name="P13">El sistema permite lograr:</text:p>
      <text:list xml:id="list843895733" text:style-name="L6">
        <text:list-item>
          <text:p text:style-name="P16">Equilibrio, sincronización y flujo.</text:p>
        </text:list-item>
        <text:list-item>
          <text:p text:style-name="P16">Calidad: "Hacerlo bien de primera".</text:p>
        </text:list-item>
        <text:list-item>
          <text:p text:style-name="P16">Colaboración entre los miembros del equipo.</text:p>
        </text:list-item>
      </text:list>
      <text:p text:style-name="Text"><text:span text:style-name="T5"/></text:p>
      <text:h text:style-name="P20" text:outline-level="1">BIBLIOGRAFÍA</text:h>
      <text:list xml:id="list1553151519" text:continue-numbering="true" text:style-name="L6">
        <text:list-item>
          <text:p text:style-name="P18"><text:span text:style-name="T3">Vídeo realizado por la empresa bit360.<text:line-break/></text:span><text:a xlink:type="simple" xlink:href="http://www.youtube.com/watch?hl=en&amp;v=0EIMxyFw9T8&amp;gl=US"><text:span text:style-name="T4">http://www.youtube.com/watch?hl=en&amp;v=0EIMxyFw9T8&amp;gl=US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Arial3" svg:font-family="Arial" style:font-family-generic="swiss"/>
    <style:font-face style:name="Arial2" svg:font-family="Arial" style:font-adornments="Negreta" style:font-family-generic="swiss"/>
    <style:font-face style:name="CIJKMC+Arial,Bold" svg:font-family="'CIJKMC+Arial,Bol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_20_2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_20_3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_20_5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ext" style:family="paragraph" style:parent-style-name="Standard" style:class="extra">
      <style:text-properties style:font-name="Arial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fo:text-indent="-0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style:text-underline-style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75" number:automatic-order="true">
      <number:day/>
      <number:text> de </number:text>
      <number:month number:textual="true"/>
      <number:text> de </number:text>
      <number:year number:style="long"/>
    </number:date-style>
  </office:automatic-styles>
  <office:master-styles>
    <style:master-page style:name="Standard" style:page-layout-name="Mpm1">
      <style:header>
        <text:p text:style-name="Header"><text:span text:style-name="MT1">Métodos Ágiles - KANBAN</text:span><text:tab/><text:tab/><text:date style:data-style-name="N75" text:date-value="2011-11-21T22:22:15" text:fixed="true">21 de nov de 2011</text:date></text:p>
      </style:header>
      <style:footer>
        <text:p text:style-name="Footer">Marchionne Cristian</text:p>
      </style:footer>
    </style:master-page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tin </meta:initial-creator>
    <meta:creation-date>2011-09-15T04:24:51</meta:creation-date>
    <dc:date>2011-11-21T22:36:39</dc:date>
    <dc:creator>Cristian </dc:creator>
    <meta:editing-duration>PT5H47M11S</meta:editing-duration>
    <meta:editing-cycles>80</meta:editing-cycles>
    <meta:generator>LibreOffice/3.3$Linux LibreOffice_project/330m19$Build-401</meta:generator>
    <meta:document-statistic meta:table-count="0" meta:image-count="0" meta:object-count="0" meta:page-count="4" meta:paragraph-count="44" meta:word-count="337" meta:character-count="2219"/>
  </office:meta>
</office:document-meta>
</file>